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140000022CEF3859E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20.849cm" svg:height="14.711cm" draw:z-index="0"><draw:image xlink:href="Pictures/10000201000003140000022CEF3859EA.png" xlink:type="simple" xlink:show="embed" xlink:actuate="onLoad"/></draw:frame></text:p>
      <text:p text:style-name="Standard"><draw:frame draw:style-name="fr2" draw:name="Figura2" text:anchor-type="paragraph" svg:width="20.849cm" svg:height="14.711cm" draw:z-index="1"><draw:image xlink:href="Pictures/10000201000003140000022CEF3859E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10:15:19.657733113</meta:creation-date>
    <dc:date>2016-04-03T10:38:36.479573650</dc:date>
    <meta:editing-duration>PT3M9S</meta:editing-duration>
    <meta:editing-cycles>4</meta:editing-cycles>
    <meta:generator>LibreOffice/4.4.6.3$Linux_X86_64 LibreOffice_project/40m0$Build-3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